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ppins" svg:font-family="Poppins, sans-serif"/>
  </office:font-face-decls>
  <office:automatic-styles>
    <style:style style:name="P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495057" loext:opacity="100%" style:font-name="Poppins" fo:font-size="11.25pt" fo:letter-spacing="normal" fo:font-style="normal" fo:font-weight="normal"/>
    </style:style>
    <style:style style:name="P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495057" loext:opacity="100%" fo:letter-spacing="normal"/>
    </style:style>
    <style:style style:name="T1" style:family="text">
      <style:text-properties style:font-name="Poppins" fo:font-size="11.2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Çok kararsız bir insan olmamama rağmen herkes gibi yeni bilgiler edindikçe, birileriyle sohbet ettikçe, ilgi alanlarım üzerine yoğunlaştıkça sürekli değişen ve kendini yenileyen büyük, küçük birçok hayalim var. En önemli hayallerimden biri şu aralar gündemimi fazlasıyla meşgul eden ve yarınımın şekillenmesinde etkili rol oynayacağına inandığım “veri”yi anlamak ve en etkili şekilde kullanabilmek.</text:p>
      <text:p text:style-name="P2">   <text:span text:style-name="T1">İşte bu yol arayışının ilk adımı olan araştırma, bana tahmin edebileceğimden fazla katkı sağlamış bulunmakta. Ben bu süreçte kendimi geliştirmek için veri bilimiyle ilgili eğitimlere katılıyor, takıldığım noktada üniversite hocalarımdan fikir alıyor, internetten bulabildiğim videoları izliyorum. Bununla birlikte en son katıldığım etkinlik olan zirve 23’te alanında uzman kişilerden ve onların tecrübelerinden faydalanmak benim için paha biçilemez bir süreçti.  Çünkü zirveye gelen on konuşmacı varsa bunlardan dördü konuşmalarında mutlaka veriye yer verdi. Bu orana baktığımda alaylı tabirle teknoloji kadar kolları fazla olan bir ağacın yüzde kırkının veri olduğunu düşünebilirim. Ben de bu yüzde kırk orana hâkim olsam bir yazılım mühendisi olarak bence dünyaya özellikle ülkeme oldukça katkı sağlayabilirim.</text:span></text:p>
      <text:p text:style-name="P2">   <text:span text:style-name="T1">Dünya genelinde verilerin toplanması değerlenmesi ve aktif olarak kullanılmasıyla ilgili hayatımızı kolaylaştırabilecek bir sürü proje bulunmakta. Örnek verecek olursam bir ailenin haftalık gıda ihtiyaçlarının verisini bir marketten ortalama kaç ailenin bir haftada alış veriş yaptığı verisiyle birleştirip ortalama bir gıda tüketim verisi çıkarmak hem meyve sebze ve ekmek gibi ürünlerin israfını azaltır hem de kimse mağdur olmadan gıda satının sağlanmasına çözüm olabilir. Mesela bir hastanede hangi branşın daha çok talep edildiği verisi o branşın arttırılarak hastaların daha iyi bakılıp daha çabuk iyileşmesine katkı sağlayabilir. Toplu taşımalarda saat saat doluluk oranları hesaplanıp sefer sayılarını ona göre ayarlayabilmesi ya da yolcuların otobüsün konumuna çabucak ulaşabilmesi yine veri işlemenin ve kullanımının hayatımıza pozitif katkılarından. Verdiğim bu küçük örneklerin yanı sıra veri işlemeyle birlikte bir milyarı aşkın nüfusu olan Çin’in korona virüsün yayılımını yine veri işlemeyle çözmesi verinin aslında ne kadar hayati bir önem taşıdığını bizlere gösteriyor.</text:span></text:p>
      <text:p text:style-name="P2">   <text:span text:style-name="T1">İşte ben de eğitimden siyasete, siyasetten finansa, finanstan pazarlamaya, pazarlamadan sağlığa ve daha nice hayati organımıza uzanan bu çembere bir katkıda bulunmak aldığım bu eğitimlerin ışığında ülkeme yararlı projelere imza atıp hem ekonomimize hem de milletime katkı sağlamak gibi büyük bir hayalin peşinden koşmak için bugün bu yazıyı kaleme almaktayım.</text:span></text:p>
      <text:p text:style-name="P2">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ppins" svg:font-family="Poppi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1:53:22.969444341</meta:creation-date>
    <meta:generator>LibreOffice/7.4.7.2$Linux_X86_64 LibreOffice_project/40$Build-2</meta:generator>
    <dc:date>2023-11-21T10:30:00.942909963</dc:date>
    <meta:editing-duration>PT13S</meta:editing-duration>
    <meta:editing-cycles>1</meta:editing-cycles>
    <meta:document-statistic meta:table-count="0" meta:image-count="0" meta:object-count="0" meta:page-count="1" meta:paragraph-count="5" meta:word-count="352" meta:character-count="2665" meta:non-whitespace-character-count="2306"/>
  </office:meta>
</office:document-meta>
</file>